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 style:list-style-name="L2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ISTE DES ETAPES DU PROJET</text:p>
      <text:p text:style-name="P1"/>
      <text:p text:style-name="P1"/>
      <text:p text:style-name="P1"/>
      <text:p text:style-name="P1"/>
      <text:p text:style-name="P2">INTRO :</text:p>
      <text:p text:style-name="P2"/>
      <text:p text:style-name="P3">Nous n'avons pas eu de vrai plan d'action, puisque c'est la première fois que nous développons un jeu vidéo. Il a donc fallut se familiariser avec le C et SDL2 avant de commencer.</text:p>
      <text:p text:style-name="P1"><text:span text:style-name="T1"/></text:p>
      <text:p text:style-name="P2">DIFFERENTES ETAPES :</text:p>
      <text:p text:style-name="P1"><text:span text:style-name="T1"/></text:p>
      <text:list xml:id="list5477056430408781173" text:style-name="L2">
        <text:list-item>
          <text:p text:style-name="P7"><text:span text:style-name="T1">Faire apparaître une « Black Window »</text:span></text:p>
        </text:list-item>
        <text:list-item>
          <text:p text:style-name="P7"><text:span text:style-name="T1">Superposition des rectangles de différentes couleurs pour le fond</text:span></text:p>
        </text:list-item>
        <text:list-item>
          <text:p text:style-name="P7"><text:span text:style-name="T1">Création de la 1ere carte basique (niv0) avec une fonction fond_Terre itérative (case 50*50)</text:span></text:p>
        </text:list-item>
        <text:list-item>
          <text:p text:style-name="P7"><text:span text:style-name="T1">Interaction avec un tank à l'aide du pavé numérique</text:span></text:p>
        </text:list-item>
        <text:list-item>
          <text:p text:style-name="P7"><text:span text:style-name="T1">Mise en place du déplacement (=superposition d'images) sur la carte</text:span></text:p>
        </text:list-item>
        <text:list-item>
          <text:p text:style-name="P7"><text:span text:style-name="T1">Placement des flèches avec la souris à partir du tableau sur le côté</text:span></text:p>
        </text:list-item>
        <text:list-item>
          <text:p text:style-name="P7"><text:span text:style-name="T1">Lecture des flèches posées sur la carte</text:span></text:p>
        </text:list-item>
        <text:list-item>
          <text:p text:style-name="P7"><text:span text:style-name="T1">Définition des limites de la carte</text:span></text:p>
        </text:list-item>
        <text:list-item>
          <text:p text:style-name="P7"><text:span text:style-name="T1">Mise en place de la case « arrivée »</text:span></text:p>
        </text:list-item>
        <text:list-item>
          <text:p text:style-name="P7"><text:span text:style-name="T1">Programmation des armes d'attaque et de défense</text:span></text:p>
        </text:list-item>
        <text:list-item>
          <text:p text:style-name="P7"><text:span text:style-name="T1">Placement des icônes avec la souris sur la carte</text:span></text:p>
        </text:list-item>
        <text:list-item>
          <text:p text:style-name="P7"><text:span text:style-name="T1">Lecture des icônes sur la carte</text:span></text:p>
        </text:list-item>
        <text:list-item>
          <text:p text:style-name="P7"><text:span text:style-name="T1">Création d'obstacles (ennemis, mines,...) et interaction avec le Tank</text:span></text:p>
        </text:list-item>
        <text:list-item>
          <text:p text:style-name="P7"><text:span text:style-name="T1">Génération matricielle des cartes</text:span></text:p>
        </text:list-item>
        <text:list-item>
          <text:p text:style-name="P7"><text:span text:style-name="T1">Adaptation du code en fonction des éléments des cartes</text:span></text:p>
        </text:list-item>
        <text:list-item>
          <text:p text:style-name="P7"><text:span text:style-name="T1">Modulation du code</text:span></text:p>
        </text:list-item>
        <text:list-item>
          <text:p text:style-name="P7"><text:span text:style-name="T1">Création d'un menu interactif</text:span></text:p>
        </text:list-item>
        <text:list-item>
          <text:p text:style-name="P7"><text:span text:style-name="T1">Création du squelette</text:span></text:p>
        </text:list-item>
        <text:list-item>
          <text:p text:style-name="P7"><text:span text:style-name="T1">Implémentation du son</text:span></text:p>
        </text:list-item>
      </text:list>
      <text:p text:style-name="P6"><text:span text:style-name="T1"/></text:p>
      <text:p text:style-name="P6"><text:span text:style-name="T1"/></text:p>
      <text:p text:style-name="P2"/>
      <text:p text:style-name="P2">REPARTITION DES TACHES :</text:p>
      <text:p text:style-name="P6"><text:span text:style-name="T1"/></text:p>
      <text:p text:style-name="P6"><text:span text:style-name="T1"/></text:p>
      <text:p text:style-name="P6"><text:span text:style-name="T1">MOHAMED :</text:span></text:p>
      <text:p text:style-name="P6"><text:span text:style-name="T1"/></text:p>
      <text:p text:style-name="P6"><text:span text:style-name="T1">Tout jusqu'à lecture des flèches + simplification partie de simon</text:span></text:p>
      <text:p text:style-name="P6"><text:span text:style-name="T1"/></text:p>
      <text:p text:style-name="P6"><text:span text:style-name="T1">SIMON :</text:span></text:p>
      <text:p text:style-name="P6"><text:span text:style-name="T1"/></text:p>
      <text:p text:style-name="P6"><text:span text:style-name="T1">lecture des flèches jusqu'à la fin</text:span></text:p>
      <text:p text:style-name="P6"><text:span text:style-name="T1"/></text:p>
      <text:p text:style-name="P6"><text:span text:style-name="T1">RAPHAEL :</text:span></text:p>
      <text:p text:style-name="P6"><text:span text:style-name="T1"/></text:p>
      <text:p text:style-name="P6"><text:span text:style-name="T1">partie graphique + son</text:span></text:p>
      <text:p text:style-name="P6"><text:span text:style-name="T1"/></text:p>
      <text:p text:style-name="P6"><text:soft-page-break/><text:span text:style-name="T1"/></text:p>
      <text:p text:style-name="P2">RESUME DU JEU :</text:p>
      <text:p text:style-name="P2"/>
      <text:p text:style-name="P3">Un Tank doit se déplacer de son point de départ jusqu'à un drapeau pour passer au niveau suivant, avec un nombre de mouvement imposé. </text:p>
      <text:p text:style-name="P3">Des ennemis et des obstacles viennent compliquer le parcours, on trouve :</text:p>
      <text:list xml:id="list336510542283059428" text:style-name="L3">
        <text:list-item>
          <text:p text:style-name="P4">Des tanks ennemis (portée de 3 cases en face d'eux)</text:p>
        </text:list-item>
        <text:list-item>
          <text:p text:style-name="P4">Des mines (explosion si on roule dessus)</text:p>
        </text:list-item>
        <text:list-item>
          <text:p text:style-name="P4">Des barrières en béton (infranchissables)</text:p>
        </text:list-item>
        <text:list-item>
          <text:p text:style-name="P4">De l'eau (infranchissable)</text:p>
        </text:list-item>
      </text:list>
      <text:p text:style-name="P3"/>
      <text:p text:style-name="P3">Mais le tank dispose aussi de moyen de défense et d'attaque :</text:p>
      <text:list xml:id="list4394524687064989643" text:style-name="L4">
        <text:list-item>
          <text:p text:style-name="P5">Un QuadriShot (4 missiles à portée illimitée, chacun partant d'un côté du tank)</text:p>
        </text:list-item>
        <text:list-item>
          <text:p text:style-name="P5">Un SimpleShot (1 missile à portée illimitée)</text:p>
        </text:list-item>
        <text:list-item>
          <text:p text:style-name="P5">Un bouclier (rend le tank indestructible sur 5 ? cases)</text:p>
        </text:list-item>
      </text:list>
      <text:p text:style-name="P3"/>
      <text:p text:style-name="P3"/>
      <text:p text:style-name="P2">LISTE DE SOURCES ET D'AIDE :</text:p>
      <text:p text:style-name="P2"/>
      <text:p text:style-name="P2">mettre les liens !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LANGLOYS</meta:initial-creator>
    <meta:creation-date>2015-05-22T17:56:23.01</meta:creation-date>
    <dc:date>2015-05-22T18:55:37.15</dc:date>
    <dc:creator>Raphael LANGLOYS</dc:creator>
    <meta:editing-duration>PT59M</meta:editing-duration>
    <meta:editing-cycles>29</meta:editing-cycles>
    <meta:generator>OpenOffice/4.0.1$Win32 OpenOffice.org_project/401m5$Build-9714</meta:generator>
    <meta:document-statistic meta:table-count="0" meta:image-count="0" meta:object-count="0" meta:page-count="2" meta:paragraph-count="43" meta:word-count="357" meta:character-count="1953"/>
  </office:meta>
</office:document-meta>
</file>